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writing-mode="lr-tb"/>
    </style:style>
    <style:style style:name="Table1.A" style:family="table-column">
      <style:table-column-properties style:column-width="3.433cm"/>
    </style:style>
    <style:style style:name="Table1.B" style:family="table-column">
      <style:table-column-properties style:column-width="3.52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1.A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Affiliation">
      <style:text-properties fo:background-color="#ffff00"/>
    </style:style>
    <style:style style:name="P4" style:family="paragraph" style:parent-style-name="PPIG_20_Author">
      <style:text-properties fo:background-color="#ffff00"/>
    </style:style>
    <style:style style:name="P5" style:family="paragraph" style:parent-style-name="PPIG_20_Heading_20_Level_20_1">
      <style:paragraph-properties fo:break-before="page"/>
    </style:style>
    <style:style style:name="P6" style:family="paragraph" style:parent-style-name="PPIG_20_Normal">
      <style:text-properties fo:background-color="#ffff00"/>
    </style:style>
    <style:style style:name="P7" style:family="paragraph" style:parent-style-name="PPIG_20_Normal">
      <style:text-properties fo:background-color="#ffffff"/>
    </style:style>
    <style:style style:name="P8" style:family="paragraph" style:parent-style-name="PPIG_20_Abstract">
      <style:text-properties fo:background-color="#ffff00"/>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style="italic" fo:background-color="#ffff00" style:font-size-asian="12pt" style:font-style-asian="italic"/>
    </style:style>
    <style:style style:name="P11" style:family="paragraph" style:parent-style-name="PPIG_20_Reference">
      <style:text-properties fo:color="#000000" style:font-name="Times New Roman1" fo:font-size="11pt" fo:font-weight="normal" style:font-size-asian="11pt" style:font-weight-asian="normal" style:font-size-complex="11pt" style:font-weight-complex="normal"/>
    </style:style>
    <style:style style:name="P12" style:family="paragraph" style:parent-style-name="PPIG_20_Reference">
      <style:text-properties fo:color="#000000" style:font-name="Times New Roman1" fo:font-size="11pt" fo:font-weight="normal" fo:background-color="#ffffff" style:font-size-asian="11pt" style:font-weight-asian="normal" style:font-size-complex="11pt" style:font-weight-complex="normal"/>
    </style:style>
    <style:style style:name="P13" style:family="paragraph" style:parent-style-name="PPIG_20_Reference">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style:style>
    <style:style style:name="P14" style:family="paragraph" style:parent-style-name="PPIG_20_Normal">
      <style:paragraph-properties fo:background-color="#ffffff">
        <style:background-image/>
      </style:paragraph-properties>
    </style:style>
    <style:style style:name="P15" style:family="paragraph" style:parent-style-name="PPIG_20_Reference">
      <style:text-properties fo:font-variant="normal" fo:text-transform="none" fo:color="#000000" style:font-name="Times New Roman1" fo:font-size="11pt" fo:letter-spacing="normal" fo:font-style="normal" fo:font-weight="normal" fo:background-color="#ffcc00" style:font-size-asian="11pt" style:font-weight-asian="normal" style:font-size-complex="11pt" style:font-weight-complex="normal"/>
    </style:style>
    <style:style style:name="P16" style:family="paragraph" style:parent-style-name="PPIG_20_Title" style:master-page-name="Standard">
      <style:paragraph-properties style:page-number="auto"/>
    </style:style>
    <style:style style:name="T1" style:family="text">
      <style:text-properties fo:font-size="9pt" style:font-size-asian="9pt"/>
    </style:style>
    <style:style style:name="T2" style:family="text">
      <style:text-properties fo:language="en" fo:country="GB"/>
    </style:style>
    <style:style style:name="T3" style:family="text">
      <style:text-properties style:font-name-asian="Courier New"/>
    </style:style>
    <style:style style:name="T4" style:family="text">
      <style:text-properties fo:font-variant="normal" fo:text-transform="none" fo:color="#000000" style:font-name="wf segoe-ui normal" fo:font-size="9pt" fo:letter-spacing="normal" fo:font-style="normal" fo:font-weight="normal" fo:background-color="#ffffff" loext:char-shading-value="0" loext:padding="0cm" loext:border="none"/>
    </style:style>
    <style:style style:name="T5" style:family="text">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loext:char-shading-value="0"/>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background-color="transparent" loext:char-shading-value="0"/>
    </style:style>
    <style:style style:name="T8" style:family="text">
      <style:text-properties fo:font-variant="normal" fo:text-transform="none" fo:letter-spacing="normal" fo:font-style="normal" fo:background-color="#ffcc00" loext:char-shading-value="0"/>
    </style:style>
    <style:style style:name="T9" style:family="text">
      <style:text-properties fo:font-variant="normal" fo:text-transform="none" fo:letter-spacing="normal" fo:font-style="normal" loext:char-shading-value="0"/>
    </style:style>
    <style:style style:name="T10" style:family="text">
      <style:text-properties fo:font-variant="normal" fo:text-transform="none" fo:letter-spacing="normal" fo:font-style="italic" fo:background-color="transparent" loext:char-shading-value="0"/>
    </style:style>
    <style:style style:name="T11" style:family="text">
      <style:text-properties fo:font-variant="normal" fo:text-transform="none" fo:letter-spacing="normal" fo:font-style="italic" fo:background-color="#ffcc00" loext:char-shading-value="0"/>
    </style:style>
    <style:style style:name="T12" style:family="text">
      <style:text-properties fo:font-variant="normal" fo:text-transform="none" fo:letter-spacing="normal" fo:font-style="italic" loext:char-shading-value="0"/>
    </style:style>
    <style:style style:name="T13" style:family="text">
      <style:text-properties fo:background-color="#ffffff" loext:char-shading-value="0"/>
    </style:style>
    <style:style style:name="T14" style:family="text">
      <style:text-properties fo:background-color="#ffff00" loext:char-shading-value="0"/>
    </style:style>
    <style:style style:name="T15" style:family="text">
      <style:text-properties fo:letter-spacing="normal" fo:font-style="italic" fo:background-color="transparent" loext:char-shading-value="0"/>
    </style:style>
    <style:style style:name="T16" style:family="text">
      <style:text-properties style:font-name="Times New Roman1" fo:font-size="11pt" fo:font-weight="normal" style:font-size-asian="11pt" style:font-weight-asian="normal" style:font-size-complex="11pt" style:font-weight-complex="normal"/>
    </style:style>
    <style:style style:name="T17" style:family="text">
      <style:text-properties style:font-name="Times New Roman1" fo:font-size="11pt" fo:font-weight="normal" fo:background-color="#ffff00" style:font-size-asian="11pt" style:font-weight-asian="normal" style:font-size-complex="11pt" style:font-weight-complex="normal" loext:char-shading-value="0"/>
    </style:style>
    <style:style style:name="T18" style:family="text">
      <style:text-properties fo:background-color="transparent" loext:char-shading-value="0"/>
    </style:style>
    <style:style style:name="T19" style:family="text">
      <style:text-properties fo:background-color="#ffcc00" loext:char-shading-value="0"/>
    </style:style>
    <style:style style:name="T20" style:family="text">
      <style:text-properties fo:color="#000000"/>
    </style:style>
    <style:style style:name="T21" style:family="text">
      <style:text-properties fo:color="#000000" fo:background-color="#ffffff"/>
    </style:style>
    <style:style style:name="T22" style:family="text">
      <style:text-properties fo:color="#000000" fo:background-color="#ffff00"/>
    </style:style>
    <style:style style:name="T23" style:family="text"/>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es Nesting in Smaller Cavities and Swarming More Frequently Aid Persistence Of European Honey Bees In The Wild When Infected With Varroa Destructors?</text:p>
      <text:p text:style-name="P9"/>
      <text:p text:style-name="P9"/>
      <text:section text:style-name="Sect1" text:name="Section1">
        <text:p text:style-name="P4">Jonathan Humphreys</text:p>
        <text:p text:style-name="P10"/>
        <text:p text:style-name="P3">School of Computing</text:p>
        <text:p text:style-name="P3">Teesside University</text:p>
        <text:p text:style-name="P3">P4048801@live.tees.ac.uk</text:p>
        <text:p text:style-name="P3"/>
        <text:p text:style-name="P4">Zohra Elkamel</text:p>
        <text:p text:style-name="P10"/>
        <text:p text:style-name="P3">School of Computing</text:p>
        <text:p text:style-name="P3">Teesside University</text:p>
        <text:p text:style-name="P3">L1463274@live.tees.ac.uk</text:p>
      </text:section>
      <text:section text:style-name="Sect2" text:name="Section2">
        <text:p text:style-name="PPIG_20_Keywords"/>
        <text:p text:style-name="PPIG_20_Keywords">VIS3071-N Does Nesting in Smaller Cavities and Swarming More Frequently Aid Persistence Of European Honey Bee’s In The Wild When Infected With Varroa Destructors? </text:p>
        <text:p text:style-name="PPIG_20_Heading_20_Level_20_1">Abstract<text:span text:style-name="T4"> </text:span></text:p>
        <text:p text:style-name="P8">Still to write.</text:p>
        <text:p text:style-name="PPIG_20_Heading_20_Level_20_1">1. Introduction</text:p>
        <text:p text:style-name="PPIG_20_Normal">The agent based model discussed within this paper has been constructed with NetLogo, to represent a world that is representative of the environment <text:s/>that bee’s and Varroa mites interact within in the wild, and ultimately to support or oppose the hypothesis that nesting within smaller cavities, and as a result swarming more frequently<text:span text:style-name="T19"> (</text:span><text:span text:style-name="T19">Simpson, Riedel 1963)</text:span><text:span text:style-name="T19">], </text:span><text:span text:style-name="T13">helps to sustain the bee population in the wild, when infected with Varroa</text:span><text:span text:style-name="T13">s</text:span><text:span text:style-name="T13">.</text:span></text:p>
        <text:p text:style-name="PPIG_20_Normal"><text:span text:style-name="T13">The infe</text:span><text:span text:style-name="T13">station</text:span><text:span text:style-name="T13"> of </text:span><text:span text:style-name="T13">the bee’s hive</text:span><text:span text:style-name="T13"> begins when a </text:span><text:span text:style-name="T13">Varroa</text:span><text:span text:style-name="T13"> latches onto a bee and waits for the bee to </text:span><text:span text:style-name="T13">enter</text:span><text:span text:style-name="T13"> to </text:span><text:span text:style-name="T13">a</text:span><text:span text:style-name="T13"> hive. The mite then </text:span><text:span text:style-name="T13">leaves its initial host and </text:span><text:span text:style-name="T13">nests its self in an uncapped brood cell </text:span><text:span text:style-name="T13">until it is sealed. The mite then</text:span><text:span text:style-name="T13"> feeds its self from the developing bee’s </text:span><text:span text:style-name="T13">haemolymph</text:span><text:span text:style-name="T13">, </text:span><text:span text:style-name="T13">whilst breeding, </text:span><text:span text:style-name="T13">until </text:span><text:span text:style-name="T13">the bee</text:span><text:span text:style-name="T13"> is ready to leave the brood cell and join the </text:span><text:span text:style-name="T13">colony</text:span><text:span text:style-name="T13">, with </text:span><text:span text:style-name="T13">p</text:span><text:span text:style-name="T18">otentially multiple Varroas. </text:span><text:span text:style-name="T18">These mites will then infect other bees and the cycle repeats. </text:span><text:span text:style-name="T5">(</text:span><text:span text:style-name="T5">Huang </text:span><text:span text:style-name="T5">2012)</text:span><text:span text:style-name="T5"> </text:span><text:span text:style-name="T18">The </text:span><text:span text:style-name="T18">mites infect the bees with various diseases, </text:span><text:span text:style-name="T18">including Deformed Wing Virus (DWV) (</text:span><text:span text:style-name="T5">Francis, Nielsen, Kryger <text:s/>2013</text:span><text:span text:style-name="T5">)</text:span><text:span text:style-name="T13">, and can ultimately cause the collapse of a colony .</text:span><text:span text:style-name="T13"> </text:span><text:span text:style-name="T13">The </text:span><text:span text:style-name="T13"><text:s/>hypothesis’ logic is that as during swarming, bees have a period where there is no reproduction, and as a result the mites do not reproduce, </text:span><text:span text:style-name="T13">meaning that many di</text:span><text:span text:style-name="T13">e, allowing the overall bee population to sustain its self.</text:span><text:span text:style-name="T13">.</text:span></text:p>
        <text:p text:style-name="PPIG_20_Heading_20_Level_20_1">2. Model</text:p>
        <text:p text:style-name="P7">The model presented represents an area of space in the wild, with every patch containing a potential place for bees to create a hive. The patches of the grid do not necceserily represent sequential spaces in the real world, so in reality a hive <text:s/>at co-ordinates 1-1 could be closer to a hive at 5-5 than its adjacent patch. When a hive is on a patch, bees will be contained within, even though they are not viewable visually unless a hive is right clicked on. To save on processing power, it was decided that one worker bee turtle would represent 1000 actual worker bees and one mite turtle would represent 1000 mites. The timescale used within our model was for one tick to represent a week. This is a nice way to divide up the time, as not a lot happens in the space of one day, and too much happens within a month to highlight and digest key points of the data.</text:p>
        <text:p text:style-name="P14"><text:span text:style-name="T21">The age of the worker bee's was set using the average life of a bee. Research showed that workers in a small hives lived longer than those in a large hive. An experiment carried out found that workers in two large hives lived for an average of 22.3 and 22.8 days respectively, whereas in two small hives, they lived for an average 26.4 and 22.6 days respectively </text:span><text:span text:style-name="T20">(Ruepell, Kaftanouglu, &amp; Page, 2009). Based on this it was decided that the average age would be set to the mean values of 26.5 days ((26.4+26.6) / 2) in a small hive and 22.5 days ((22.3+22.8)/2) in a larger hive. The boundary for a </text:span><text:soft-page-break/><text:span text:style-name="T20">small and large hive was placed directly between the minimum and maximum hive sizes ((minimum size + maximum size) / 2). </text:span></text:p>
        <text:p text:style-name="P14"><text:span text:style-name="T20">The workers life cycle has been heavily abstracted to reduce unneccesary complexities that would hinder the models performance, and have no impact on supporting or disagreeing with the hypothesis. As </text:span><text:span text:style-name="T22">a queen bee is capable of laying eggs to create 2000 new bees per week, </text:span><text:span text:style-name="T20">it was represented in our model as 2 bees being born every tick. Bees also age by one week every tick, and have their health reduced depending on the amount of mites that are using them as a host, and the value of a slider that allows the dynamic setting of the mites impact on a bees health.</text:span></text:p>
        <text:p text:style-name="P14"><text:span text:style-name="T20">It was decided that the queens life cycle would be abtracted, due to a hive replacing a queen that dies so that they can survive. </text:span><text:span text:style-name="T22">This did however need to be represented in the model, as there is a small chance of a queen dying when there is no suitable replacement. </text:span><text:span text:style-name="T20">To achieve this the model holds a singular queen bee per hive at all times, however when bees swarm, the current queen moves with the swarm to a new hive, and a new queen is born in the old hive. </text:span></text:p>
        <text:p text:style-name="P14"><text:span text:style-name="T20">In the real world, the mites reproductive method is for a mite to enter into a brood cell, and when it is capped, to feed off the bee larva and reproduce until the new bee is born, infected with multiple mites. It was decided that it would be left as an abstraction, as this can be represented in a much more efficient way. To start, the mites reproductive system was tied directly to the bees, where every time a bee is born, </text:span><text:span text:style-name="T22">0 to 3 mites come out attatched to it.</text:span><text:span text:style-name="T20"> </text:span></text:p>
        <text:p text:style-name="P14"><text:span text:style-name="T20"/></text:p>
        <text:p text:style-name="PPIG_20_Heading_20_Level_20_1">3. Results</text:p>
        <text:p text:style-name="P6">Simulations ran by the model have indicated that:</text:p>
        <text:p text:style-name="PPIG_20_Heading_20_Level_20_1">4. Analysis</text:p>
        <text:p text:style-name="PPIG_20_Normal"><text:span text:style-name="T14">The results appear to demonstrate that the hypothesis is</text:span> </text:p>
        <text:p text:style-name="PPIG_20_Heading_20_Level_20_1">5. Conclusion</text:p>
        <text:p text:style-name="P6">The model has produced a lot of interesting results, and has modelled well the world that the bee’s exist, however maybe we should in future x</text:p>
        <text:p text:style-name="PPIG_20_Heading_20_Level_20_1">5. References</text:p>
        <text:p text:style-name="P11"><text:span text:style-name="T6">Loftus, J. C., Smith, M. L., &amp; Seeley, T. D. (2016, March 11). How Hon</text:span><text:span text:style-name="T7">ey Bee Colonies Survive in the Wild: Testing the Importance of Small Nests and Frequent Swarming. </text:span><text:span text:style-name="T15">PLoS ONE,</text:span><text:span text:style-name="T10"> </text:span><text:span text:style-name="T15">11</text:span><text:span text:style-name="T7">(3). doi:10.1371/journal.pone.0150362</text:span></text:p>
        <text:p text:style-name="P13"/>
        <text:p text:style-name="P11"><text:span text:style-name="T8">Simpson, J., &amp; Riedel, I. B. (1963, February 20). The Factor That Causes Swarming By Honeybee Colonies In Small Hi</text:span><text:span text:style-name="T8">v</text:span><text:span text:style-name="T8">es. </text:span><text:span text:style-name="T11">Journel of Apicultural Research,</text:span><text:span text:style-name="T8"> </text:span><text:span text:style-name="T11">2</text:span><text:span text:style-name="T8">(1). </text:span><text:a xlink:type="simple" xlink:href="http://dx.doi.org/10.1080/00218839.1963.11100056" text:style-name="Internet_20_link" text:visited-style-name="Visited_20_Internet_20_Link"><text:span text:style-name="T8">http://dx.doi.org/10.1080/00218839.1963.11100056</text:span></text:a></text:p>
        <text:p text:style-name="P13"/>
        <text:p text:style-name="P11"><text:span text:style-name="T7">Francis, R. M., Nielsen, S. L., &amp; Kryger, P. (2013). Varroa-Virus Interaction in Collapsing Honey Bee Colonies. </text:span><text:span text:style-name="T10">PLoS ONE,</text:span><text:span text:style-name="T7"> </text:span><text:span text:style-name="T10">8</text:span><text:span text:style-name="T7">(3). doi:10.1371/journal.pone.0057540</text:span></text:p>
        <text:p text:style-name="P13"/>
        <text:p text:style-name="P11"><text:span text:style-name="T7">Ziegelmann, B., Tolasch, T., Steidle, J. L., &amp; Rosenkranz, P. (2013). The mating behavior of Varroa destructor is triggered by a female sex pheromone. Part 2: Identification and dose-dependent effects of components of the Varroa sex pheromone. </text:span><text:span text:style-name="T10">Apidologie,</text:span><text:span text:style-name="T7"> </text:span><text:span text:style-name="T10">44</text:span><text:span text:style-name="T7">(4), 481-490. doi:10.1007/s13592-013-0198-5</text:span></text:p>
        <text:p text:style-name="P13"><text:soft-page-break/></text:p>
        <text:p text:style-name="P11"><text:span text:style-name="T7">Huang, Z. (2012, October). Varroa Mite Reproductive Biology. </text:span><text:span text:style-name="T10">American Bee Journal</text:span><text:span text:style-name="T7">. </text:span><text:span text:style-name="T8">Doi:152: 981-985</text:span></text:p>
        <text:p text:style-name="P15"/>
        <text:p text:style-name="P12"><text:span text:style-name="T9">Ruepell, O., Kaftanouglu, O., &amp; Page, R. E. (2009). Honey bee (Apis mellifera) workers live longer in small than in large colonies. </text:span><text:span text:style-name="T12">Experimental Gerontology</text:span><text:span text:style-name="T9">, </text:span><text:span text:style-name="T12">44</text:span><text:span text:style-name="T9">(6-7), . doi:http://dx.doi.org/10.1016/j.exger.2009.04.003</text:span></text:p>
        <text:p text:style-name="PPIG_20_Normal"><text:a xlink:type="simple" xlink:href="https://www.youtube.com/watch?v=h-wDgd5yURo" text:style-name="Internet_20_link" text:visited-style-name="Visited_20_Internet_20_Link"><text:span text:style-name="T16">https://www.youtube.com/watch?v=h-wDgd5yURo</text:span></text:a><text:span text:style-name="T17"> (Delete this if you want)</text:span></text:p>
        <text:p text:style-name="P6"/>
        <text:p text:style-name="P6"/>
        <text:p text:style-name="P6">Assorted style stuff</text:p>
        <text:p text:style-name="P6"/>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style-name="Table1.1">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style-name="Table1.1">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style-name="Table1.1">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text:span text:style-name="T2">left </text:span>margin. Use the PPIG Code style to achieve this. You may colour code text but this is not required.<text:line-break/></text:p>
        <text:p text:style-name="PPIG_20_Code">defun p-mean( a, b) -&gt; res;</text:p>
        <text:p text:style-name="PPIG_20_Code"><text:span text:style-name="T3"><text:s text:c="4"/></text:span>apply( *, a, b ) -&gt; c;</text:p>
        <text:p text:style-name="PPIG_20_Code"><text:span text:style-name="T3"><text:s text:c="4"/></text:span>c / length(a) -&gt; res;</text:p>
        <text:p text:style-name="PPIG_20_Code">enddef</text:p>
        <text:p text:style-name="P6"/>
        <text:p text:style-name="P5">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106cm"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PPIG_20_Author" style:display-name="PPIG Author" style:family="paragraph" style:parent-style-name="Standard">
      <style:paragraph-properties fo:text-align="center" style:justify-single-word="false"/>
      <style:text-properties fo:font-size="11pt" style:font-size-asian="11pt"/>
    </style:style>
    <style:style style:name="PPIG_20_Affiliation" style:display-name="PPIG Affiliation" style:family="paragraph" style:parent-style-name="Standard">
      <style:paragraph-properties fo:text-align="center" style:justify-single-word="false"/>
      <style:text-properties fo:font-size="11pt" fo:font-style="italic" style:font-size-asian="11pt" style:font-style-asian="italic"/>
    </style:style>
    <style:style style:name="PPIG_20_Heading_20_Level_20_1" style:display-name="PPIG Heading Level 1" style:family="paragraph" style:parent-style-name="Standard" style:next-style-name="PPIG_20_Normal">
      <style:paragraph-properties loext:contextual-spacing="false" fo:margin-top="0.635cm" fo:margin-bottom="0.212cm" fo:keep-with-next="always"/>
      <style:text-properties style:font-name="Arial" fo:font-size="11pt" fo:font-weight="bold" style:font-size-asian="11pt" style:font-weight-asian="bold" style:font-name-complex="Arial"/>
    </style:style>
    <style:style style:name="Testo" style:family="paragraph" style:parent-style-name="Standard">
      <style:paragraph-properties fo:margin-left="0cm" fo:margin-right="0cm" fo:line-height="0.353cm" fo:text-align="justify" style:justify-single-word="false" fo:text-indent="0.501cm" style:auto-text-indent="false"/>
    </style:style>
    <style:style style:name="PPIG_20_Reference" style:display-name="PPIG Reference" style:family="paragraph" style:parent-style-name="Standard">
      <style:paragraph-properties loext:contextual-spacing="false" fo:margin-left="0.635cm" fo:margin-right="0cm" fo:margin-top="0.212cm" fo:margin-bottom="0cm" fo:text-indent="-0.635cm" style:auto-text-indent="false"/>
      <style:text-properties fo:font-size="11pt" style:font-size-asian="11pt"/>
    </style:style>
    <style:style style:name="PPIG_20_Title" style:display-name="PPIG Title" style:family="paragraph" style:parent-style-name="Standard">
      <style:paragraph-properties fo:line-height="0.564cm" fo:text-align="center" style:justify-single-word="false"/>
      <style:text-properties style:font-name="Arial" fo:font-size="12pt" fo:font-weight="bold" style:letter-kerning="true" style:font-size-asian="12pt" style:font-weight-asian="bold" style:font-name-complex="Arial"/>
    </style:style>
    <style:style style:name="PPIG_20_Keywords" style:display-name="PPIG Keywords" style:family="paragraph" style:parent-style-name="Standard"/>
    <style:style style:name="PPIG_20_Normal" style:display-name="PPIG Normal" style:family="paragraph" style:parent-style-name="Standard">
      <style:paragraph-properties loext:contextual-spacing="false" fo:margin-top="0.212cm" fo:margin-bottom="0cm"/>
      <style:text-properties fo:font-size="11pt" fo:language="zxx" fo:country="none" style:font-size-asian="11pt"/>
    </style:style>
    <style:style style:name="PPIG_20_Heading_20_Level_20_2" style:display-name="PPIG Heading Level 2" style:family="paragraph" style:parent-style-name="PPIG_20_Normal" style:next-style-name="PPIG_20_Normal">
      <style:paragraph-properties loext:contextual-spacing="false" fo:margin-top="0.423cm" fo:margin-bottom="0cm" fo:keep-with-next="always"/>
      <style:text-properties style:font-name="Arial" style:font-name-complex="Arial"/>
    </style:style>
    <style:style style:name="PPIG_20_Abstract" style:display-name="PPIG Abstract" style:family="paragraph" style:parent-style-name="PPIG_20_Normal"/>
    <style:style style:name="PPIG_20_Bullet" style:display-name="PPIG Bullet" style:family="paragraph" style:parent-style-name="PPIG_20_Normal" style:list-style-name="WW8Num3">
      <style:paragraph-properties fo:margin-left="1.501cm" fo:margin-right="0cm" fo:text-indent="-0.751cm" style:auto-text-indent="false">
        <style:tab-stops>
          <style:tab-stop style:position="0.751cm"/>
          <style:tab-stop style:position="1.501cm"/>
        </style:tab-stops>
      </style:paragraph-properties>
    </style:style>
    <style:style style:name="PPIG_20_Table_20_Entry" style:display-name="PPIG Table Entry" style:family="paragraph" style:parent-style-name="Standard">
      <style:paragraph-properties loext:contextual-spacing="false" fo:margin-top="0.035cm" fo:margin-bottom="0.035cm" fo:text-align="center" style:justify-single-word="false"/>
      <style:text-properties fo:font-size="11pt" style:font-size-asian="11pt"/>
    </style:style>
    <style:style style:name="PPIG_20_Caption" style:display-name="PPIG Caption" style:family="paragraph" style:parent-style-name="PPIG_20_Normal">
      <style:paragraph-properties loext:contextual-spacing="false" fo:margin-top="0.212cm" fo:margin-bottom="0.212cm" fo:text-align="center" style:justify-single-word="false"/>
      <style:text-properties fo:font-style="italic" style:font-style-asian="italic"/>
    </style:style>
    <style:style style:name="PPIG_20_Numbered" style:display-name="PPIG Numbered" style:family="paragraph" style:parent-style-name="PPIG_20_Bullet" style:list-style-name="WW8Num2">
      <style:paragraph-properties fo:margin-left="1.501cm" fo:margin-right="0cm" fo:text-indent="-0.751cm" style:auto-text-indent="false">
        <style:tab-stops>
          <style:tab-stop style:position="0.751cm"/>
          <style:tab-stop style:position="1.501cm"/>
        </style:tab-stops>
      </style:paragraph-properties>
    </style:style>
    <style:style style:name="PPIG_20_Indent" style:display-name="PPIG Indent" style:family="paragraph" style:parent-style-name="PPIG_20_Bullet" style:list-style-name="WW8StyleNum">
      <style:paragraph-properties fo:margin-left="1.111cm" fo:margin-right="0cm" fo:text-indent="0cm" style:auto-text-indent="false">
        <style:tab-stops>
          <style:tab-stop style:position="0.751cm"/>
          <style:tab-stop style:position="1.501cm"/>
        </style:tab-stops>
      </style:paragraph-properties>
    </style:style>
    <style:style style:name="PPIG_20_Code" style:display-name="PPIG Code" style:family="paragraph" style:parent-style-name="PPIG_20_Normal">
      <style:paragraph-properties loext:contextual-spacing="false" fo:margin-left="0.751cm" fo:margin-right="0cm" fo:margin-top="0cm" fo:margin-bottom="0cm" fo:text-indent="0cm" style:auto-text-indent="false" fo:padding-left="0.141cm" fo:padding-right="0cm" fo:padding-top="0cm" fo:padding-bottom="0cm" fo:border-left="0.018cm solid #000000" fo:border-right="none" fo:border-top="none" fo:border-bottom="none"/>
      <style:text-properties style:font-name="Courier New" fo:font-size="10pt" style:font-size-asian="10pt"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1.52cm" fo:margin-bottom="1.52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921cm" style:dynamic-spacing="true"/>
      </style:header-style>
      <style:footer-style>
        <style:header-footer-properties fo:min-height="1.02cm" fo:margin-left="0cm" fo:margin-right="0cm" fo:margin-top="0.921cm" style:dynamic-spacing="true"/>
      </style:footer-style>
    </style:page-layout>
  </office:automatic-styles>
  <office:master-styles>
    <style:master-page style:name="Standard" style:page-layout-name="Mpm1">
      <style:header>
        <text:p text:style-name="MP1"><text:span text:style-name="MT1"><text:tab/><text:tab/></text:span><text:span text:style-name="Page_20_Number"><text:page-number text:select-page="current">4</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PIG Submission Template 2008</dc:title>
    <meta:keyword>PPIG; Template</meta:keyword>
    <meta:initial-creator>s</meta:initial-creator>
    <meta:creation-date>2014-01-24T18:05:00</meta:creation-date>
    <dc:date>2016-11-10T15:01:19</dc:date>
    <meta:print-date>2014-09-23T11:55:00</meta:print-date>
    <meta:editing-cycles>32</meta:editing-cycles>
    <meta:editing-duration>PT4H13M28S</meta:editing-duration>
    <meta:generator>OpenOffice/4.1.3$Unix OpenOffice.org_project/413m1$Build-9783</meta:generator>
    <dc:creator>Ben Hayward</dc:creator>
    <meta:document-statistic meta:table-count="1" meta:image-count="0" meta:object-count="0" meta:page-count="4" meta:paragraph-count="56" meta:word-count="1302" meta:character-count="7610"/>
  </office:meta>
</office:document-meta>
</file>